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8.76mm" svg:y="86mm">
            <loext:p draw:notify-on-update-of-ranges="Sheet1.D2:Sheet1.D2 Sheet1.C3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ime ./partnermatch -p NUM_AGENTS -a C -r 10 -c 64 -n 128 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,384</text:p>
          </table:table-cell>
          <table:table-cell office:value-type="float" office:value="21.9375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0" calcext:value-type="float">
            <text:p>50,000</text:p>
          </table:table-cell>
          <table:table-cell office:value-type="float" office:value="43.666667" calcext:value-type="float">
            <text:p>44</text:p>
          </table:table-cell>
          <table:table-cell table:formula="of:=[.C4]/[.C3]" office:value-type="float" office:value="3.0517578125" calcext:value-type="float">
            <text:p>3.0517578125</text:p>
          </table:table-cell>
          <table:table-cell table:formula="of:=[.D4]/[.D3]" office:value-type="float" office:value="1.99050333903134" calcext:value-type="float">
            <text:p>1.990503339</text:p>
          </table:table-cell>
          <table:table-cell table:formula="of:=[.F4]/[.E4]" office:value-type="float" office:value="0.652248134133789" calcext:value-type="float">
            <text:p>0.6522481341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,000</text:p>
          </table:table-cell>
          <table:table-cell office:value-type="float" office:value="91.22222" calcext:value-type="float">
            <text:p>91</text:p>
          </table:table-cell>
          <table:table-cell table:formula="of:=[.C5]/[.C4]" office:value-type="float" office:value="2" calcext:value-type="float">
            <text:p>2</text:p>
          </table:table-cell>
          <table:table-cell table:formula="of:=[.D5]/[.D4]" office:value-type="float" office:value="2.08905845733543" calcext:value-type="float">
            <text:p>2.0890584573</text:p>
          </table:table-cell>
          <table:table-cell table:formula="of:=[.F5]/[.E5]" office:value-type="float" office:value="1.04452922866772" calcext:value-type="float">
            <text:p>1.0445292287</text:p>
          </table:table-cell>
        </table:table-row>
        <table:table-row table:style-name="ro1">
          <table:table-cell table:number-columns-repeated="2"/>
          <table:table-cell office:value-type="float" office:value="500000" calcext:value-type="float">
            <text:p>500,000</text:p>
          </table:table-cell>
          <table:table-cell office:value-type="float" office:value="491.2222" calcext:value-type="float">
            <text:p>491</text:p>
          </table:table-cell>
          <table:table-cell table:formula="of:=[.C6]/[.C5]" office:value-type="float" office:value="5" calcext:value-type="float">
            <text:p>5</text:p>
          </table:table-cell>
          <table:table-cell table:formula="of:=[.D6]/[.D5]" office:value-type="float" office:value="5.38489635529589" calcext:value-type="float">
            <text:p>5.3848963553</text:p>
          </table:table-cell>
          <table:table-cell table:formula="of:=[.F6]/[.E6]" office:value-type="float" office:value="1.07697927105918" calcext:value-type="float">
            <text:p>1.0769792711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,000,000</text:p>
          </table:table-cell>
          <table:table-cell office:value-type="float" office:value="1033.333" calcext:value-type="float">
            <text:p>1,033</text:p>
          </table:table-cell>
          <table:table-cell table:formula="of:=[.C7]/[.C6]" office:value-type="float" office:value="2" calcext:value-type="float">
            <text:p>2</text:p>
          </table:table-cell>
          <table:table-cell table:formula="of:=[.D7]/[.D6]" office:value-type="float" office:value="2.10359588797086" calcext:value-type="float">
            <text:p>2.103595888</text:p>
          </table:table-cell>
          <table:table-cell table:formula="of:=[.F7]/[.E7]" office:value-type="float" office:value="1.05179794398543" calcext:value-type="float">
            <text:p>1.051797944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,000,000</text:p>
          </table:table-cell>
          <table:table-cell office:value-type="float" office:value="5718.111" calcext:value-type="float">
            <text:p>5,718</text:p>
          </table:table-cell>
          <table:table-cell table:formula="of:=[.C8]/[.C7]" office:value-type="float" office:value="5" calcext:value-type="float">
            <text:p>5</text:p>
          </table:table-cell>
          <table:table-cell table:formula="of:=[.D8]/[.D7]" office:value-type="float" office:value="5.53365759150245" calcext:value-type="float">
            <text:p>5.5336575915</text:p>
          </table:table-cell>
          <table:table-cell table:formula="of:=[.F8]/[.E8]" office:value-type="float" office:value="1.10673151830049" calcext:value-type="float">
            <text:p>1.1067315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0:38:52.021265132</meta:creation-date>
    <dc:date>2016-09-07T21:16:14.828197902</dc:date>
    <meta:editing-duration>PT17M1S</meta:editing-duration>
    <meta:editing-cycles>2</meta:editing-cycles>
    <meta:generator>LibreOffice/5.1.4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63cm" svg:y="0.316cm" chart:style-name="ch2">
          <text:p>Change in speed with increase in number of agents</text:p>
        </chart:title>
        <chart:subtitle svg:x="4.622cm" svg:y="1.275cm" chart:style-name="ch3">
          <text:p>Cluster shuffle pair-matching algorithm</text:p>
        </chart:subtitle>
        <chart:legend chart:legend-position="end" svg:x="14.18cm" svg:y="4.201cm" style:legend-expansion="high" chart:style-name="ch4"/>
        <chart:plot-area chart:style-name="ch5" table:cell-range-address="Sheet1.D2:Sheet1.D2 Sheet1.C3:Sheet1.C8" chart:data-source-has-labels="row" svg:x="1.331cm" svg:y="2.138cm" svg:width="12.529cm" svg:height="5.701cm">
          <chartooo:coordinate-region svg:x="3.09cm" svg:y="2.338cm" svg:width="10.676cm" svg:height="4.854cm"/>
          <chart:axis chart:dimension="x" chart:name="primary-x" chart:style-name="ch6">
            <chart:title svg:x="6.083cm" svg:y="8.019cm" chart:style-name="ch7">
              <text:p>Time in milliseconds</text:p>
            </chart:title>
          </chart:axis>
          <chart:axis chart:dimension="y" chart:name="primary-y" chart:style-name="ch8">
            <chart:title svg:x="0.451cm" svg:y="6.328cm" chart:style-name="ch9">
              <text:p>Number of agents</text:p>
            </chart:title>
            <chart:grid chart:style-name="ch10" chart:class="major"/>
          </chart:axis>
          <chart:series chart:style-name="ch11" chart:values-cell-range-address="Sheet1.C3:Sheet1.C8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